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51.33mm"/>
    </style:style>
    <style:style style:name="co4" style:family="table-column">
      <style:table-column-properties fo:break-before="auto" style:column-width="107.6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5" table:default-cell-style-name="ce7"/>
        <table:table-column table:style-name="co8" table:number-columns-repeated="1002" table:default-cell-style-name="ce7"/>
        <table:table-row table:style-name="ro1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2">
          <table:table-cell table:style-name="ce1" table:number-columns-repeated="2"/>
          <table:table-cell table:style-name="ce11"/>
          <table:table-cell table:style-name="ce18" office:value-type="string" calcext:value-type="string">
            <text:p>USER STORIES pour l'application LE BON SANDWICH</text:p>
          </table:table-cell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8"/>
          <table:table-cell table:style-name="ce12" table:number-columns-repeated="2"/>
          <table:table-cell table:style-name="ce8" table:number-columns-repeated="3"/>
          <table:table-cell table:style-name="ce23" table:number-columns-repeated="15"/>
          <table:table-cell table:style-name="Default"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/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new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<text:s/>sandwich</text:p>
          </table:table-cell>
          <table:table-cell table:style-name="ce13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add_sand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odifier une commande</text:p>
          </table:table-cell>
          <table:table-cell table:style-name="ce13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modif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yer une commande</text:p>
          </table:table-cell>
          <table:table-cell table:style-name="ce13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paiement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etat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3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del_sand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item d'une commande (sandwich, taille, quantité)</text:p>
          </table:table-cell>
          <table:table-cell table:style-name="ce13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obtenir une facture</text:p>
          </table:table-cell>
          <table:table-cell table:style-name="ce13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factur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5" office:value-type="string" calcext:value-type="string">
            <text:p>STORIES CONCERNANT l'API PRIVE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commandes</text:p>
          </table:table-cell>
          <table:table-cell table:style-name="ce13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ommand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étail d'une commande</text:p>
          </table:table-cell>
          <table:table-cell table:style-name="ce13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ommande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angement d'état d'une commande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change_etat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A GESTION DE LA CARTE DE FIDELITE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19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21"/>
          <table:table-cell table:style-name="ce22" office:value-type="string" calcext:value-type="string">
            <text:p>cartes/{id}/auth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céder à sa carte de fidélité : montant + réduction</text:p>
          </table:table-cell>
          <table:table-cell table:style-name="ce13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iement fidélis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paiement_fid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cart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E BACKEND DE GESTION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r les sandwichs</text:p>
          </table:table-cell>
          <table:table-cell table:style-name="ce13" office:value-type="string" calcext:value-type="string">
            <text:p>lister les sandwichs <text:s/>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un sandwich</text:p>
          </table:table-cell>
          <table:table-cell table:style-name="ce13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del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un sandwich</text:p>
          </table:table-cell>
          <table:table-cell table:style-name="ce13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1 sandwich</text:p>
          </table:table-cell>
          <table:table-cell table:style-name="ce13" office:value-type="string" calcext:value-type="string">
            <text:p>modifier la description, le nom ou le prix pour chaque taille d'un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up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'authentifier comme staff gestionnaire</text:p>
          </table:table-cell>
          <table:table-cell table:style-name="ce13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21"/>
          <table:table-cell table:style-name="ce21" office:value-type="string" calcext:value-type="string">
            <text:p>login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obtenir un TDB </text:p>
          </table:table-cell>
          <table:table-cell table:style-name="ce13" office:value-type="string" calcext:value-type="string">
            <text:p>nbre de commandes + C.A. journ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tdb</text:p>
          </table:table-cell>
          <table:table-cell table:style-name="ce11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Default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style-name="ce20" office:value-type="string" calcext:value-type="string">
            <text:p>TOTAL points : </text:p>
          </table:table-cell>
          <table:table-cell table:style-name="ce1" table:formula="of:=SUM([.E7:.E22])+SUM([.E25:.E27])+SUM([.E30:.E33])+SUM([.E36:.E41])" office:value-type="float" office:value="100" calcext:value-type="float">
            <text:p>100</text:p>
          </table:table-cell>
          <table:table-cell table:style-name="ce11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1:06:32.467702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2-01T11:06:43.053241618</dc:date>
    <meta:editing-cycles>21</meta:editing-cycles>
    <meta:editing-duration>PT12H15M46S</meta:editing-duration>
    <meta:generator>LibreOffice/5.1.6.2$Linux_X86_64 LibreOffice_project/10m0$Build-2</meta:generator>
    <meta:document-statistic meta:table-count="1" meta:cell-count="228" meta:object-count="0"/>
  </office:meta>
</office:document-meta>
</file>